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1.264cm" svg:height="1.078cm" svg:x="5.696cm" svg:y="3.012cm">
            <text:p text:style-name="P1"><text:span text:style-name="T1">a</text:span></text:p>
          </draw:rect>
          <draw:rect draw:style-name="gr1" draw:text-style-name="P2" draw:layer="layout" svg:width="1.264cm" svg:height="1.078cm" svg:x="5.696cm" svg:y="5.057cm">
            <text:p text:style-name="P1"><text:span text:style-name="T1">b</text:span></text:p>
          </draw:rect>
          <draw:rect draw:style-name="gr1" draw:text-style-name="P2" draw:layer="layout" svg:width="1.264cm" svg:height="1.078cm" svg:x="14.601cm" svg:y="3.012cm">
            <text:p text:style-name="P1"><text:span text:style-name="T1">f</text:span></text:p>
          </draw:rect>
          <draw:g>
            <draw:rect draw:style-name="gr1" draw:text-style-name="P2" draw:layer="layout" svg:width="1.264cm" svg:height="1.078cm" svg:x="5.696cm" svg:y="7.157cm">
              <text:p text:style-name="P1"><text:span text:style-name="T1">c</text:span></text:p>
            </draw:rect>
            <draw:rect draw:style-name="gr1" draw:text-style-name="P2" draw:layer="layout" svg:width="1.264cm" svg:height="1.078cm" svg:x="8.521cm" svg:y="7.157cm">
              <text:p text:style-name="P1"><text:span text:style-name="T1">d</text:span></text:p>
            </draw:rect>
            <draw:rect draw:style-name="gr1" draw:text-style-name="P2" draw:layer="layout" svg:width="1.264cm" svg:height="1.078cm" svg:x="11.533cm" svg:y="7.157cm">
              <text:p text:style-name="P1"><text:span text:style-name="T1">e</text:span></text:p>
            </draw:rect>
            <draw:rect draw:style-name="gr1" draw:text-style-name="P2" draw:layer="layout" svg:width="1.264cm" svg:height="1.078cm" svg:x="14.601cm" svg:y="7.157cm">
              <text:p text:style-name="P1"><text:span text:style-name="T1">g</text:span></text:p>
            </draw:rect>
          </draw:g>
          <draw:line draw:style-name="gr2" draw:text-style-name="P3" draw:layer="layout" svg:x1="6.328cm" svg:y1="4.164cm" svg:x2="6.328cm" svg:y2="5.057cm">
            <text:p text:style-name="P1"/>
          </draw:line>
          <draw:line draw:style-name="gr2" draw:text-style-name="P3" draw:layer="layout" svg:x1="6.293cm" svg:y1="6.174cm" svg:x2="6.293cm" svg:y2="7.067cm">
            <text:p text:style-name="P1"/>
          </draw:line>
          <draw:line draw:style-name="gr2" draw:text-style-name="P3" draw:layer="layout" svg:x1="6.775cm" svg:y1="6.209cm" svg:x2="9.08cm" svg:y2="7.027cm">
            <text:p text:style-name="P1"/>
          </draw:line>
          <draw:line draw:style-name="gr2" draw:text-style-name="P3" draw:layer="layout" svg:x1="8.448cm" svg:y1="7.696cm" svg:x2="6.998cm" svg:y2="7.696cm">
            <text:p text:style-name="P1"/>
          </draw:line>
          <draw:line draw:style-name="gr2" draw:text-style-name="P3" draw:layer="layout" svg:x1="9.86cm" svg:y1="7.696cm" svg:x2="11.533cm" svg:y2="7.696cm">
            <text:p text:style-name="P1"/>
          </draw:line>
          <draw:line draw:style-name="gr2" draw:text-style-name="P3" draw:layer="layout" svg:x1="15.252cm" svg:y1="4.164cm" svg:x2="15.252cm" svg:y2="7.064cm">
            <text:p text:style-name="P1"/>
          </draw:line>
          <draw:line draw:style-name="gr2" draw:text-style-name="P3" draw:layer="layout" svg:x1="14.545cm" svg:y1="7.659cm" svg:x2="12.835cm" svg:y2="7.659cm">
            <text:p text:style-name="P1"/>
          </draw:line>
          <draw:line draw:style-name="gr2" draw:text-style-name="P3" draw:layer="layout" svg:x1="15.065cm" svg:y1="4.239cm" svg:x2="12.054cm" svg:y2="7.139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09-08T23:11:34</meta:creation-date>
    <dc:date>2003-09-08T23:26:09</dc:date>
    <dc:language>en-US</dc:language>
    <meta:editing-cycles>4</meta:editing-cycles>
    <meta:editing-duration>PT8M2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